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9dc3e6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18171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eldia" presentation:presentation-page-layout-name="Master1-PPL1" draw:id="Slide-256">
        <draw:custom-shape svg:x="0in" svg:y="0in" svg:width="13.33333in" svg:height="1.03125in" draw:id="id63" draw:style-name="a384" draw:name="Rechthoek: afgeronde hoeken 3">
          <svg:title/>
          <svg:desc/>
          <text:p text:style-name="a383" text:class-names="" text:cond-style-name=""><text:span text:style-name="a381" text:class-names="">navbar</text:span><text:span text:style-name="a38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26531in" svg:y="2.28635in" svg:width="1.96259in" svg:height="3.89732in" draw:id="id64" draw:style-name="a388" draw:name="Rechthoek: afgeronde hoeken 4">
          <svg:title/>
          <svg:desc/>
          <text:p text:style-name="a387" text:class-names="" text:cond-style-name=""><text:span text:style-name="a385" text:class-names="">Card 1</text:span><text:span text:style-name="a38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68537in" svg:y="2.28635in" svg:width="1.96259in" svg:height="3.89732in" draw:id="id65" draw:style-name="a392" draw:name="Rechthoek: afgeronde hoeken 5">
          <svg:title/>
          <svg:desc/>
          <text:p text:style-name="a391" text:class-names="" text:cond-style-name=""><text:span text:style-name="a389" text:class-names="">Card 2</text:span><text:span text:style-name="a39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9.10544in" svg:y="2.28635in" svg:width="1.96259in" svg:height="3.89732in" draw:id="id66" draw:style-name="a396" draw:name="Rechthoek: afgeronde hoeken 6">
          <svg:title/>
          <svg:desc/>
          <text:p text:style-name="a395" text:class-names="" text:cond-style-name=""><text:span text:style-name="a393" text:class-names="">Card 3</text:span><text:span text:style-name="a39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</draw:page>
      <draw:page draw:name="Slide2" draw:style-name="a397" draw:master-page-name="Master1-Layout2-obj-Titel-en-object" presentation:presentation-page-layout-name="Master1-PPL2" draw:id="Slide-257">
        <draw:custom-shape svg:x="0in" svg:y="0in" svg:width="13.2551in" svg:height="1.04082in" draw:id="id67" draw:style-name="a401" draw:name="Rechthoek: afgeronde hoeken 3">
          <svg:title/>
          <svg:desc/>
          <text:p text:style-name="a400" text:class-names="" text:cond-style-name=""><text:span text:style-name="a398" text:class-names="">navbar</text:span><text:span text:style-name="a39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67347in" svg:y="2.18707in" svg:width="2.07143in" svg:height="4.0102in" draw:id="id68" draw:style-name="a405" draw:name="Rechthoek: afgeronde hoeken 4">
          <svg:title/>
          <svg:desc/>
          <text:p text:style-name="a404" text:class-names="" text:cond-style-name=""><text:span text:style-name="a402" text:class-names="">Card 2</text:span><text:span text:style-name="a4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38095in" svg:y="2.18707in" svg:width="2.07143in" svg:height="4.0102in" draw:id="id69" draw:style-name="a409" draw:name="Rechthoek: afgeronde hoeken 5">
          <svg:title/>
          <svg:desc/>
          <text:p text:style-name="a408" text:class-names="" text:cond-style-name=""><text:span text:style-name="a406" text:class-names="">Card 1</text:span><text:span text:style-name="a40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8.96599in" svg:y="2.18707in" svg:width="2.07143in" svg:height="4.0102in" draw:id="id70" draw:style-name="a413" draw:name="Rechthoek: afgeronde hoeken 6">
          <svg:title/>
          <svg:desc/>
          <text:p text:style-name="a412" text:class-names="" text:cond-style-name=""><text:span text:style-name="a410" text:class-names="">Card 3</text:span><text:span text:style-name="a41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4" draw:name="Tijdelijke aanduiding voor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1" presentation:style-name="a21" draw:name="Tijdelijke aanduiding vo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en om de tekststijl van het model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Tijdelijke aanduiding voor datum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Tijdelijke aanduiding voor voettekst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Tijdelijke aanduiding voor dianumm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dia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Klik om stijl te bewerken</text:span><text:span text:style-name="a36" text:class-names=""/></text:p>
        </draw:text-box>
        <svg:title/>
        <svg:desc/>
      </draw:frame>
      <draw:frame draw:id="id6" presentation:style-name="a42" draw:name="Ond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likken om de ondertitelstijl van het model te bewerken</text:span><text:span text:style-name="a40" text:class-names=""/></text:p>
        </draw:text-box>
        <svg:title/>
        <svg:desc/>
      </draw:frame>
      <draw:frame draw:id="id7" presentation:style-name="a47" draw:name="Tijdelijke aanduiding voor datum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Tijdelijke aanduiding voor voettekst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Tijdelijke aanduiding voor dianumm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en-objec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Klik om stijl te bewerken</text:span><text:span text:style-name="a57" text:class-names=""/></text:p>
        </draw:text-box>
        <svg:title/>
        <svg:desc/>
      </draw:frame>
      <draw:frame draw:id="id11" presentation:style-name="a76" draw:name="Tijdelijke aanduiding voor inhoud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kken om de tekststijl van het model te bewerk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Tweed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Vijfd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Tijdelijke aanduiding voor datum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Tijdelijke aanduiding voor voettekst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Tijdelijke aanduiding voor dianumm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ekop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Klik om stijl te bewerken</text:span><text:span text:style-name="a91" text:class-names=""/></text:p>
        </draw:text-box>
        <svg:title/>
        <svg:desc/>
      </draw:frame>
      <draw:frame draw:id="id16" presentation:style-name="a97" draw:name="Tijdelijke aanduiding voor tekst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kken om de tekststijl van het model te bewerken</text:span></text:p>
            </text:list-item>
          </text:list>
        </draw:text-box>
        <svg:title/>
        <svg:desc/>
      </draw:frame>
      <draw:frame draw:id="id17" presentation:style-name="a102" draw:name="Tijdelijke aanduiding voor datum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Tijdelijke aanduiding voor voettekst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Tijdelijke aanduiding voor dianumm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Inhoud-van-twe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Klik om stijl te bewerken</text:span><text:span text:style-name="a112" text:class-names=""/></text:p>
        </draw:text-box>
        <svg:title/>
        <svg:desc/>
      </draw:frame>
      <draw:frame draw:id="id21" presentation:style-name="a131" draw:name="Tijdelijke aanduiding voor inhoud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ken om de tekststijl van het model te bewerk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Tweed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Vijfd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Tijdelijke aanduiding voor inhoud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ken om de tekststijl van het model te bewerk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Tweed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Vijfd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Tijdelijke aanduiding voor datum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Tijdelijke aanduiding voor voettekst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Tijdelijke aanduiding voor dianumm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elijking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Klik om stijl te bewerken</text:span><text:span text:style-name="a163" text:class-names=""/></text:p>
        </draw:text-box>
        <svg:title/>
        <svg:desc/>
      </draw:frame>
      <draw:frame draw:id="id27" presentation:style-name="a169" draw:name="Tijdelijke aanduiding voor tekst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ken om de tekststijl van het model te bewerken</text:span></text:p>
            </text:list-item>
          </text:list>
        </draw:text-box>
        <svg:title/>
        <svg:desc/>
      </draw:frame>
      <draw:frame draw:id="id28" presentation:style-name="a186" draw:name="Tijdelijke aanduiding voor inhoud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kken om de tekststijl van het model te bewerk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Tweed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Vijfd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ijdelijke aanduiding voor tekst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ken om de tekststijl van het model te bewerken</text:span></text:p>
            </text:list-item>
          </text:list>
        </draw:text-box>
        <svg:title/>
        <svg:desc/>
      </draw:frame>
      <draw:frame draw:id="id30" presentation:style-name="a207" draw:name="Tijdelijke aanduiding voor inhoud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ken om de tekststijl van het model te bewerk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Tweed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Vijfd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Tijdelijke aanduiding voor datum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Tijdelijke aanduiding voor voettekst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Tijdelijke aanduiding voor dianumm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Alleen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Klik om stijl te bewerken</text:span><text:span text:style-name="a222" text:class-names=""/></text:p>
        </draw:text-box>
        <svg:title/>
        <svg:desc/>
      </draw:frame>
      <draw:frame draw:id="id35" presentation:style-name="a229" draw:name="Tijdelijke aanduiding voor datum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Tijdelijke aanduiding voor voettekst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Tijdelijke aanduiding voor dianumm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g" style:page-layout-name="pageLayout1" draw:style-name="a237">
      <draw:frame draw:id="id38" presentation:style-name="a242" draw:name="Tijdelijke aanduiding voor datum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Tijdelijke aanduiding voor voettekst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Tijdelijke aanduiding voor dianumm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oud-met-bij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Klik om stijl te bewerken</text:span><text:span text:style-name="a252" text:class-names=""/></text:p>
        </draw:text-box>
        <svg:title/>
        <svg:desc/>
      </draw:frame>
      <draw:frame draw:id="id42" presentation:style-name="a271" draw:name="Tijdelijke aanduiding voor inhoud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kken om de tekststijl van het model te bewerk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Tweed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Vijfd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ijdelijke aanduiding voor tekst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kken om de tekststijl van het model te bewerken</text:span></text:p>
            </text:list-item>
          </text:list>
        </draw:text-box>
        <svg:title/>
        <svg:desc/>
      </draw:frame>
      <draw:frame draw:id="id44" presentation:style-name="a280" draw:name="Tijdelijke aanduiding voor datum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Tijdelijke aanduiding voor voettekst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Tijdelijke aanduiding voor dianumm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Afbeelding-met-bij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Klik om stijl te bewerken</text:span><text:span text:style-name="a290" text:class-names=""/></text:p>
        </draw:text-box>
        <svg:title/>
        <svg:desc/>
      </draw:frame>
      <draw:frame draw:id="id48" presentation:style-name="a295" draw:name="Tijdelijke aanduiding voor afbeelding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ijdelijke aanduiding voor tekst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304" draw:name="Tijdelijke aanduiding voor datum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Tijdelijke aanduiding voor voettekst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Tijdelijke aanduiding voor dianumm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en-verticale-teks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Klik om stijl te bewerken</text:span><text:span text:style-name="a314" text:class-names=""/></text:p>
        </draw:text-box>
        <svg:title/>
        <svg:desc/>
      </draw:frame>
      <draw:frame draw:id="id54" presentation:style-name="a333" draw:name="Tijdelijke aanduiding voor verticale tekst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kken om de tekststijl van het model te bewerk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Tweed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Vijfd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Tijdelijke aanduiding voor datum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Tijdelijke aanduiding voor voettekst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Tijdelijke aanduiding voor dianumm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e-titel-en-tekst" style:page-layout-name="pageLayout1" draw:style-name="a346">
      <draw:frame draw:id="id58" presentation:style-name="a350" draw:name="Verticale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Klik om stijl te bewerken</text:span><text:span text:style-name="a348" text:class-names=""/></text:p>
        </draw:text-box>
        <svg:title/>
        <svg:desc/>
      </draw:frame>
      <draw:frame draw:id="id59" presentation:style-name="a367" draw:name="Tijdelijke aanduiding voor verticale tekst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kken om de tekststijl van het model te bewerk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Tweed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Vijfd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Tijdelijke aanduiding voor datum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Tijdelijke aanduiding voor voettekst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Tijdelijke aanduiding voor dianumm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esentatie</dc:title>
    <meta:initial-creator>David Aalderink</meta:initial-creator>
    <dc:creator>David Aalderink</dc:creator>
    <meta:creation-date>2023-04-11T06:39:42Z</meta:creation-date>
    <dc:date>2023-04-11T07:00:02Z</dc:date>
    <meta:editing-cycles>1</meta:editing-cycles>
    <meta:editing-duration>PT1219S</meta:editing-duration>
    <meta:document-statistic meta:paragraph-count="8" meta:word-count="14"/>
  </office:meta>
</office:document-meta>
</file>